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bjetivos del proyecto </text:h>
      <text:p text:style-name="UBUcuerpoTrabajo">{Este apartado explica de forma precisa y concisa cuales son los objetivos que se persiguen con la realización del proyecto. Se puede distinguir entre los objetivos marcados por los requisitos del software a construir y los objetivos de carácter técnico que plantea a la hora de llevar a la práctica el proyecto.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2_ObjetivosDelProyecto.odt</text:file-name> v.<text:editing-cycles>11</text:editing-cycles> <text:title/><text:modification-date style:data-style-name="N103">23/jul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1$Unix OpenOffice.org_project/411m6$Build-9775</meta:generator>
    <dc:date>2015-07-23T23:30:57</dc:date>
    <dc:creator>Carlos Pardo Aguilar</dc:creator>
    <meta:editing-duration>PT10M53S</meta:editing-duration>
    <meta:editing-cycles>11</meta:editing-cycles>
    <meta:document-statistic meta:table-count="0" meta:image-count="0" meta:object-count="0" meta:page-count="1" meta:paragraph-count="3" meta:word-count="59" meta:character-count="383"/>
  </office:meta>
</office:document-meta>
</file>